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1dfb81" officeooo:paragraph-rsid="001dfb81"/>
    </style:style>
    <style:style style:name="P2" style:family="paragraph" style:parent-style-name="Standard">
      <style:text-properties style:font-name="Courier" officeooo:rsid="001dfb81" officeooo:paragraph-rsid="001fe5dc"/>
    </style:style>
    <style:style style:name="P3" style:family="paragraph" style:parent-style-name="Standard">
      <style:text-properties style:font-name="Courier" fo:font-weight="bold" officeooo:rsid="001dfb81" officeooo:paragraph-rsid="001dfb81" style:font-weight-asian="bold" style:font-weight-complex="bold"/>
    </style:style>
    <style:style style:name="P4" style:family="paragraph" style:parent-style-name="Standard">
      <style:text-properties style:font-name="Lato Black" style:text-underline-style="solid" style:text-underline-width="auto" style:text-underline-color="font-color" fo:font-weight="bold" officeooo:rsid="001dfb81" officeooo:paragraph-rsid="001dfb8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afad"/>
    </style:style>
    <style:style style:name="T3" style:family="text">
      <style:text-properties officeooo:rsid="002084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P2</text:p>
      <text:p text:style-name="P1">%% 1. Elements pairs d'une liste d'une longueur paire</text:p>
      <text:p text:style-name="P1">%% membp(+Liste,-Pairs) :</text:p>
      <text:p text:style-name="P1">membp([],[]).</text:p>
      <text:p text:style-name="P1">membp([_],[]).</text:p>
      <text:p text:style-name="P1">membp([_,E|L],[E|T]) :-</text:p>
      <text:p text:style-name="P1"><text:s text:c="2"/>membp(L,T).</text:p>
      <text:p text:style-name="P1"></text:p>
      <text:p text:style-name="P3">%% 2. PROGRAMMER : Elements impairs d'une liste d'une longueur paire</text:p>
      <text:p text:style-name="P3">% membi(+Liste,-Impaires)</text:p>
      <text:p text:style-name="P3"></text:p>
      <text:p text:style-name="P3">membi([],[]).</text:p>
      <text:p text:style-name="P3">membi([<text:span text:style-name="T3">X</text:span>],[<text:span text:style-name="T3">X</text:span>]).</text:p>
      <text:p text:style-name="P3">membi([E,_|L],[E|T]) :-</text:p>
      <text:p text:style-name="P1"><text:span text:style-name="T1"><text:s text:c="2"/>membi(L,T).</text:span></text:p>
      <text:p text:style-name="P1"></text:p>
      <text:p text:style-name="P1">%% 3. Choix nondeterministe d'un element d'une liste (predicat bibl. select/3)</text:p>
      <text:p text:style-name="P1">%% sele(+List,?Element,?Rest): enumere les elements de la</text:p>
      <text:p text:style-name="P1">%% Liste a travers le backtracking. Rest = List \ {Element}.</text:p>
      <text:p text:style-name="P1"></text:p>
      <text:p text:style-name="P1">sele([E|L],E,L). <text:s text:c="12"/>% point de choix</text:p>
      <text:p text:style-name="P1">sele([E1|L],E,[E1|L1]) :-</text:p>
      <text:p text:style-name="P1"><text:s text:c="5"/>sele(L,E,L1).</text:p>
      <text:p text:style-name="P1"></text:p>
      <text:p text:style-name="P1">e1(Liste) :-</text:p>
      <text:p text:style-name="P1"><text:s text:c="2"/>sele(Liste,E,R),</text:p>
      <text:p text:style-name="P1"><text:s text:c="2"/>write(E),</text:p>
      <text:p text:style-name="P1"><text:s text:c="2"/>tab(1),</text:p>
      <text:p text:style-name="P1"><text:s text:c="2"/>write(R),</text:p>
      <text:p text:style-name="P1"><text:s text:c="2"/>nl,</text:p>
      <text:p text:style-name="P1"><text:s text:c="2"/>fail;</text:p>
      <text:p text:style-name="P1"><text:s text:c="2"/>true.</text:p>
      <text:p text:style-name="P1"></text:p>
      <text:p text:style-name="P1">%% 4. Enumeration des elements d'une liste avec ses positions</text:p>
      <text:p text:style-name="P1">%% lstel(+List,?Position,?Element):</text:p>
      <text:p text:style-name="P1">lstel(L,I,E) :-</text:p>
      <text:p text:style-name="P1"><text:s text:c="5"/>l0(L,1,I,E).</text:p>
      <text:p text:style-name="P1">l0([E|_],I,I,E).</text:p>
      <text:p text:style-name="P1">l0([_|R],I,I2,E1) :-</text:p>
      <text:p text:style-name="P1"><text:s text:c="5"/>I1 is I+1,</text:p>
      <text:p text:style-name="P1"><text:s text:c="5"/>l0(R,I1,I2,E1).</text:p>
      <text:p text:style-name="P1"></text:p>
      <text:p text:style-name="P3">%% 5. PROGRAMMEZ l'enumeration des positions d'une liste ou on</text:p>
      <text:p text:style-name="P3">%% trouve Y = X pour un X donne.</text:p>
      <text:p text:style-name="P3">%% occ(+Liste,+X,-I).</text:p>
      <text:p text:style-name="P3"></text:p>
      <text:p text:style-name="P3">occ(L,OCC,E) :- occur(L,0,OCC,E),!.</text:p>
      <text:p text:style-name="P3"></text:p>
      <text:p text:style-name="P3">occur([],R,R,E).</text:p>
      <text:p text:style-name="P3">occur([E|T],O,R,E) :- <text:span text:style-name="T2">O</text:span>1 is O+1, occur(T,O1,R,E).</text:p>
      <text:p text:style-name="P3">occur([_|T],O,R,E) :- <text:span text:style-name="T2">o</text:span>ccur(T,O,R,E).</text:p>
      <text:p text:style-name="P1"><text:soft-page-break/></text:p>
      <text:p text:style-name="P1">%% A. Enumeration des elements impairs d'une liste avec ses positions</text:p>
      <text:p text:style-name="P1">lstei(L,I,E) :-</text:p>
      <text:p text:style-name="P1"><text:s text:c="5"/>le1(L,1,I,E).</text:p>
      <text:p text:style-name="P1">le1([E,_|_],I,I,E).</text:p>
      <text:p text:style-name="P1">le1([_,_|R],I,I2,E1) :-</text:p>
      <text:p text:style-name="P1"><text:s text:c="5"/>I1 is I+2,</text:p>
      <text:p text:style-name="P1"><text:s text:c="5"/>le1(R,I1,I2,E1).</text:p>
      <text:p text:style-name="P1"></text:p>
      <text:p text:style-name="P2">%% 6. PROPRIETE : Les elements impaires d'une liste</text:p>
      <text:p text:style-name="P2">%% paires coincident avec ces elements impaires</text:p>
      <text:p text:style-name="P2">%% pegi(+List)</text:p>
      <text:p text:style-name="P2"></text:p>
      <text:p text:style-name="P1">pegi(L) :-</text:p>
      <text:p text:style-name="P1"><text:s text:c="2"/>foral(</text:p>
      <text:p text:style-name="P1"><text:s text:c="9"/>lstei(L,I,X),</text:p>
      <text:p text:style-name="P1"><text:s text:c="9"/>( I1 is I+1,</text:p>
      <text:p text:style-name="P1"><text:s text:c="11"/>lstel(L,I1,X))</text:p>
      <text:p text:style-name="P1"><text:s text:c="9"/>).</text:p>
      <text:p text:style-name="P1"></text:p>
      <text:p text:style-name="P1">%% Tests :</text:p>
      <text:p text:style-name="P1">e2(N,P,D) :-</text:p>
      <text:p text:style-name="P1"><text:s text:c="2"/>gnp(N,L0),</text:p>
      <text:p text:style-name="P1"><text:s text:c="2"/>write([P,D|L0]),</text:p>
      <text:p text:style-name="P1"><text:s text:c="2"/>nl,</text:p>
      <text:p text:style-name="P1"><text:s text:c="2"/>write('Appuyez sur une touche'),</text:p>
      <text:p text:style-name="P1"><text:s text:c="2"/>get_single_char(_),</text:p>
      <text:p text:style-name="P1"><text:s text:c="2"/>(pegi([P,D|L0]),</text:p>
      <text:p text:style-name="P1"><text:s text:c="3"/>write('OUI');</text:p>
      <text:p text:style-name="P1"><text:s text:c="3"/>write('NON')</text:p>
      <text:p text:style-name="P1"><text:s text:c="2"/>).</text:p>
      <text:p text:style-name="P1"></text:p>
      <text:p text:style-name="P1">%% 7. app(?List1,?List2,?Concatenation): Concatenation = List1*List2.</text:p>
      <text:p text:style-name="P1"></text:p>
      <text:p text:style-name="P1">app([],L,L). <text:s text:c="11"/>% point de choix</text:p>
      <text:p text:style-name="P1">app([E|L],L1,[E|L2]) :- app(L,L1,L2).</text:p>
      <text:p text:style-name="P1"></text:p>
      <text:p text:style-name="P1">e3(L) :- app([1,2,3],[4,5],L).</text:p>
      <text:p text:style-name="P1">e4(L1,L2) :- app(L1,L2,[1,2,3]). <text:s/>% effectuez un echec en appuyant ';'.</text:p>
      <text:p text:style-name="P1">e5(L) :- app([1,2],[3,4|X],L).</text:p>
      <text:p text:style-name="P1">e6(L) :- app([1,2|X],[3,4],L).</text:p>
      <text:p text:style-name="P1">e7 :-</text:p>
      <text:p text:style-name="P1"><text:s text:c="2"/>app([1,2|X],[3,4],L),</text:p>
      <text:p text:style-name="P1"><text:s text:c="2"/>write(L),</text:p>
      <text:p text:style-name="P1"><text:s text:c="2"/>nl,</text:p>
      <text:p text:style-name="P1"><text:s text:c="2"/>fail.</text:p>
      <text:p text:style-name="P1"></text:p>
      <text:p text:style-name="P1"/>
      <text:p text:style-name="P1"/>
      <text:p text:style-name="P1"/>
      <text:p text:style-name="P1"/>
      <text:p text:style-name="P1"><text:soft-page-break/>%% 8. Enumeration des prefixes d'une liste.</text:p>
      <text:p text:style-name="P1">%% prefs(-Pref,+Liste)</text:p>
      <text:p text:style-name="P1"></text:p>
      <text:p text:style-name="P1">prefs([],L). <text:s text:c="11"/>% point de choix</text:p>
      <text:p text:style-name="P1">prefs([E|L],[E|L1]) :- prefs(L,L1).</text:p>
      <text:p text:style-name="P1"></text:p>
      <text:p text:style-name="P1">e8(P) :-</text:p>
      <text:p text:style-name="P1"><text:s text:c="2"/>prefs(P,[a,b,c,d]),</text:p>
      <text:p text:style-name="P1"><text:s text:c="2"/>write(P),</text:p>
      <text:p text:style-name="P1"><text:s text:c="2"/>nl,</text:p>
      <text:p text:style-name="P1"><text:s text:c="2"/>fail;</text:p>
      <text:p text:style-name="P1"><text:s text:c="2"/>true.</text:p>
      <text:p text:style-name="P1"></text:p>
      <text:p text:style-name="P3">%% 9. Les definir a travers app/3 </text:p>
      <text:p text:style-name="P3">%% prf(-Prefs,+Liste) </text:p>
      <text:p text:style-name="P3"></text:p>
      <text:p text:style-name="P3">prf(P,L) :- app(P,_,L).</text:p>
      <text:p text:style-name="P3"/>
      <text:p text:style-name="P1">e9(P) :-</text:p>
      <text:p text:style-name="P1"><text:s text:c="2"/>prf(P,[a,b,c,d]),</text:p>
      <text:p text:style-name="P1"><text:s text:c="2"/>write(P),</text:p>
      <text:p text:style-name="P1"><text:s text:c="2"/>nl,</text:p>
      <text:p text:style-name="P1"><text:s text:c="2"/>fail;</text:p>
      <text:p text:style-name="P1"><text:s text:c="2"/>true.</text:p>
      <text:p text:style-name="P1"></text:p>
      <text:p text:style-name="P3">%% 10. PROGRAMMEZ : Enumeration des suffixes d'une liste.</text:p>
      <text:p text:style-name="P3">%% suff(-Pref,+Liste)</text:p>
      <text:p text:style-name="P3"></text:p>
      <text:p text:style-name="P1"><text:span text:style-name="T1">suff(S,L) :- app(_,S,L).</text:span></text:p>
      <text:p text:style-name="P1"></text:p>
      <text:p text:style-name="P1">e10(S) :-</text:p>
      <text:p text:style-name="P1"><text:s text:c="2"/>suff(S,[a,b,c,d]),</text:p>
      <text:p text:style-name="P1"><text:s text:c="2"/>write(S),</text:p>
      <text:p text:style-name="P1"><text:s text:c="2"/>nl,</text:p>
      <text:p text:style-name="P1"><text:s text:c="2"/>fail;</text:p>
      <text:p text:style-name="P1"><text:s text:c="2"/>true.</text:p>
      <text:p text:style-name="P1"></text:p>
      <text:p text:style-name="P1">%% 11. La factorielle naive :</text:p>
      <text:p text:style-name="P1">fct(0,1).</text:p>
      <text:p text:style-name="P1">fct(N,F) :-</text:p>
      <text:p text:style-name="P1"><text:s text:c="2"/>N1 is N-1,</text:p>
      <text:p text:style-name="P1"><text:s text:c="2"/>fct(N1,F1),</text:p>
      <text:p text:style-name="P1"><text:s text:c="2"/>F is N*F1.</text:p>
      <text:p text:style-name="P1"></text:p>
      <text:p text:style-name="P1">e11(F) :-</text:p>
      <text:p text:style-name="P1"><text:s text:c="2"/>write(' &gt; Tapez un entier, puis le point <text:s/>'),</text:p>
      <text:p text:style-name="P1"><text:s text:c="2"/>read(I),</text:p>
      <text:p text:style-name="P1"><text:s text:c="2"/>integer(I),</text:p>
      <text:p text:style-name="P1"><text:s text:c="2"/>fct(I,F).</text:p>
      <text:p text:style-name="P1"></text:p>
      <text:p text:style-name="P1"/>
      <text:p text:style-name="P1"><text:soft-page-break/>%% 12a. Sous-listes:</text:p>
      <text:p text:style-name="P1">subl(L1,L2) :-</text:p>
      <text:p text:style-name="P1"><text:s text:c="2"/>prefs(Pref,L2),</text:p>
      <text:p text:style-name="P1"><text:s text:c="2"/>suff(L1,Pref).</text:p>
      <text:p text:style-name="P1"></text:p>
      <text:p text:style-name="P1">e12(S) :-</text:p>
      <text:p text:style-name="P1"><text:s text:c="2"/>subl(S,[a,b,c,d,e]),</text:p>
      <text:p text:style-name="P1"><text:s text:c="2"/>write(S),</text:p>
      <text:p text:style-name="P1"><text:s text:c="2"/>nl,</text:p>
      <text:p text:style-name="P1"><text:s text:c="2"/>fail;</text:p>
      <text:p text:style-name="P1"><text:s text:c="2"/>true.</text:p>
      <text:p text:style-name="P1"></text:p>
      <text:p text:style-name="P1">%% 12b. Sous-listes:</text:p>
      <text:p text:style-name="P1">subls(L1,L2) :-</text:p>
      <text:p text:style-name="P1"><text:s text:c="2"/>suff(L1,Suff),</text:p>
      <text:p text:style-name="P1"><text:s text:c="2"/>prefs(Suff,L2).</text:p>
      <text:p text:style-name="P1"></text:p>
      <text:p text:style-name="P1">e13(S) :-</text:p>
      <text:p text:style-name="P1"><text:s text:c="2"/>subls(S,[a,b,c,d,e]),</text:p>
      <text:p text:style-name="P1"><text:s text:c="2"/>write(S),</text:p>
      <text:p text:style-name="P1"><text:s text:c="2"/>nl,</text:p>
      <text:p text:style-name="P1"><text:s text:c="2"/>fail;</text:p>
      <text:p text:style-name="P1"><text:s text:c="2"/>true.</text:p>
      <text:p text:style-name="P1"></text:p>
      <text:p text:style-name="P3">%% 13. PROGRAMMEZ l'inversion d'une liste</text:p>
      <text:p text:style-name="P3">%% rvs(+Liste,-IListe)</text:p>
      <text:p text:style-name="P3"></text:p>
      <text:p text:style-name="P3">rvs([],[]).</text:p>
      <text:p text:style-name="P3">rvs(L,[A|B]) :-</text:p>
      <text:p text:style-name="P3"><text:tab/>rvs(K,B),</text:p>
      <text:p text:style-name="P3"><text:tab/>app(K,[A],L).</text:p>
      <text:p text:style-name="P1"/>
      <text:p text:style-name="P1">e14(R) :-</text:p>
      <text:p text:style-name="P1"><text:s text:c="2"/>L=[1,2,3,4,5,6],</text:p>
      <text:p text:style-name="P1"><text:s text:c="2"/>write('Liste initiale: '),</text:p>
      <text:p text:style-name="P1"><text:s text:c="2"/>write(L),</text:p>
      <text:p text:style-name="P1"><text:s text:c="2"/>nl,</text:p>
      <text:p text:style-name="P1"><text:s text:c="2"/>write('Liste inversee: '),</text:p>
      <text:p text:style-name="P1"><text:s text:c="2"/>rvs(L,R),</text:p>
      <text:p text:style-name="P1"><text:s text:c="2"/>write(R).</text:p>
      <text:p text:style-name="P1"></text:p>
      <text:p text:style-name="P1">%%%%%%%%%%%%%%%%%% BIBL %%%%%%%%%%%%%%%%%%%%</text:p>
      <text:p text:style-name="P1">foral(C,B) :-</text:p>
      <text:p text:style-name="P1"><text:s text:c="2"/>not((C,not(B))).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209in" fo:margin-bottom="0.3028in" fo:margin-left="0.3528in" fo:margin-right="0.270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4:07:41.808294044</meta:creation-date>
    <dc:date>2017-03-09T16:08:01.655148143</dc:date>
    <meta:editing-duration>PT1H55M53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4" meta:paragraph-count="191" meta:word-count="397" meta:character-count="3463" meta:non-whitespace-character-count="2777"/>
  </office:meta>
</office:document-meta>
</file>